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d8bfd8" draw:textarea-horizontal-align="justify" draw:textarea-vertical-align="middle" draw:auto-grow-height="false" fo:min-height="1.277cm" fo:min-width="2.194cm"/>
    </style:style>
    <style:style style:name="gr2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1.277cm" fo:min-width="2.1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1" style:family="graphic" style:parent-style-name="objectwithoutfill">
      <style:graphic-properties svg:stroke-width="0.051cm" svg:stroke-color="#dddddd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14" style:family="graphic" style:parent-style-name="standard">
      <style:graphic-properties draw:stroke="none" svg:stroke-color="#3465a4" draw:fill="solid" draw:fill-color="#87cefa" draw:textarea-horizontal-align="justify" draw:textarea-vertical-align="middle" draw:auto-grow-height="false" fo:min-height="1.277cm" fo:min-width="2.1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7cm"/>
    </style:style>
    <style:style style:name="gr20" style:family="graphic" style:parent-style-name="standard">
      <style:graphic-properties draw:stroke="none" svg:stroke-color="#3465a4" draw:fill="solid" draw:fill-color="#ffb6c1" draw:textarea-horizontal-align="justify" draw:textarea-vertical-align="middle" draw:auto-grow-height="false" fo:min-height="1.277cm" fo:min-width="2.194cm"/>
    </style:style>
    <style:style style:name="gr21" style:family="graphic" style:parent-style-name="standard">
      <style:graphic-properties draw:stroke="none" svg:stroke-color="#000000" draw:fill="none" draw:fill-color="#f08080" draw:textarea-horizontal-align="left" draw:auto-grow-height="true" draw:auto-grow-width="true" fo:min-height="0.712cm" fo:min-width="3.105cm"/>
    </style:style>
    <style:style style:name="gr22" style:family="graphic" style:parent-style-name="standard">
      <style:graphic-properties draw:stroke="none" svg:stroke-color="#000000" draw:fill="none" draw:fill-color="#f08080" draw:textarea-horizontal-align="left" draw:auto-grow-height="true" draw:auto-grow-width="true" fo:min-height="0.712cm" fo:min-width="2.186cm"/>
    </style:style>
    <style:style style:name="gr23" style:family="graphic" style:parent-style-name="standard">
      <style:graphic-properties draw:stroke="none" svg:stroke-color="#000000" draw:fill="none" draw:fill-color="#f08080" draw:textarea-horizontal-align="left" draw:auto-grow-height="true" draw:auto-grow-width="true" fo:min-height="0.712cm" fo:min-width="2.398cm"/>
    </style:style>
    <style:style style:name="gr24" style:family="graphic" style:parent-style-name="standard">
      <style:graphic-properties draw:stroke="none" svg:stroke-color="#000000" draw:fill="none" draw:fill-color="#f08080" draw:textarea-horizontal-align="left" draw:auto-grow-height="true" draw:auto-grow-width="true" fo:min-height="0.712cm" fo:min-width="1.58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44cm"/>
    </style:style>
    <style:style style:name="gr26" style:family="graphic" style:parent-style-name="standard">
      <style:graphic-properties draw:stroke="none" svg:stroke-width="0.051cm" svg:stroke-color="#2f4f4f" draw:marker-start-width="0.355cm" draw:marker-end-width="0.355cm" draw:fill="solid" draw:fill-color="#d4ea6b" draw:textarea-horizontal-align="justify" draw:textarea-vertical-align="middle" draw:auto-grow-height="false" fo:min-height="3.702cm" fo:min-width="6.057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82cm"/>
    </style:style>
    <style:style style:name="gr28" style:family="graphic" style:parent-style-name="objectwithoutfill">
      <style:graphic-properties svg:stroke-width="0.102cm" svg:stroke-color="#dddddd" draw:marker-start-width="0.508cm" draw:marker-end-width="0.508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051cm" svg:stroke-color="#dddddd" draw:marker-start-width="0.356cm" draw:marker-end-width="0.356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d8bfd8"/>
      <style:paragraph-properties fo:text-align="center"/>
    </style:style>
    <style:style style:name="P2" style:family="paragraph">
      <loext:graphic-properties draw:fill="solid" draw:fill-color="#ffe994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87cefa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solid" draw:fill-color="#ffb6c1"/>
      <style:paragraph-properties fo:text-align="center"/>
    </style:style>
    <style:style style:name="P11" style:family="paragraph">
      <loext:graphic-properties draw:fill="none" draw:fill-color="#f08080"/>
      <style:text-properties fo:font-weight="bold" style:font-weight-asian="bold" style:font-weight-complex="bold"/>
    </style:style>
    <style:style style:name="P12" style:family="paragraph">
      <loext:graphic-properties draw:fill="none" draw:fill-color="#f08080"/>
    </style:style>
    <style:style style:name="P13" style:family="paragraph">
      <loext:graphic-properties draw:fill="none" draw:fill-color="#f08080"/>
      <style:text-properties style:font-name="Andale Mono"/>
    </style:style>
    <style:style style:name="P14" style:family="paragraph">
      <loext:graphic-properties draw:fill="solid" draw:fill-color="#d4ea6b"/>
      <style:paragraph-properties fo:text-align="center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0808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2" draw:id="id22" draw:layer="layout" svg:width="3.81cm" svg:height="2.159cm" svg:x="22.371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81cm" svg:height="2.159cm" svg:x="6.569cm" svg:y="4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2cm" svg:height="0.962cm" svg:x="7.384cm" svg:y="4.802cm">
          <draw:text-box>
            <text:p><text:span text:style-name="T1">stdlib</text:span></text:p>
          </draw:text-box>
        </draw:frame>
        <draw:custom-shape draw:style-name="gr1" draw:text-style-name="P1" xml:id="id8" draw:id="id8" draw:layer="layout" svg:width="3.81cm" svg:height="2.159cm" svg:x="18.383cm" svg:y="4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66cm" svg:height="0.962cm" svg:x="19.498cm" svg:y="5.118cm">
          <draw:text-box>
            <text:p><text:span text:style-name="T1">fpm</text:span></text:p>
          </draw:text-box>
        </draw:frame>
        <draw:custom-shape draw:style-name="gr1" draw:text-style-name="P1" xml:id="id20" draw:id="id20" draw:layer="layout" svg:width="3.81cm" svg:height="2.159cm" svg:x="16.107cm" svg:y="1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cm" svg:height="1.673cm" svg:x="16.522cm" svg:y="2.189cm">
          <draw:text-box>
            <text:p text:style-name="P4">Package</text:p>
            <text:p text:style-name="P4">manager</text:p>
          </draw:text-box>
        </draw:frame>
        <draw:custom-shape draw:style-name="gr2" draw:text-style-name="P2" xml:id="id5" draw:id="id5" draw:layer="layout" svg:width="3.81cm" svg:height="2.159cm" svg:x="1.154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542cm" svg:height="0.962cm" svg:x="1.769cm" svg:y="5.191cm">
          <draw:text-box>
            <text:p>Utilities</text:p>
          </draw:text-box>
        </draw:frame>
        <draw:custom-shape draw:style-name="gr2" draw:text-style-name="P2" xml:id="id3" draw:id="id3" draw:layer="layout" svg:width="3.81cm" svg:height="2.159cm" svg:x="1.954cm" svg:y="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531cm" svg:height="0.962cm" svg:x="3.169cm" svg:y="2.691cm">
          <draw:text-box>
            <text:p>I/O </text:p>
          </draw:text-box>
        </draw:frame>
        <draw:custom-shape draw:style-name="gr2" draw:text-style-name="P2" xml:id="id4" draw:id="id4" draw:layer="layout" svg:width="3.81cm" svg:height="2.159cm" svg:x="6.254cm" svg:y="1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.042cm" svg:height="0.962cm" svg:x="6.669cm" svg:y="1.791cm">
          <draw:text-box>
            <text:p>Statistics</text:p>
          </draw:text-box>
        </draw:frame>
        <draw:custom-shape draw:style-name="gr2" draw:text-style-name="P2" xml:id="id2" draw:id="id2" draw:layer="layout" svg:width="3.81cm" svg:height="2.159cm" svg:x="10.741cm" svg:y="2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351cm" svg:height="0.962cm" svg:x="10.956cm" svg:y="2.597cm">
          <draw:text-box>
            <text:p>Numerical</text:p>
          </draw:text-box>
        </draw:frame>
        <draw:custom-shape draw:style-name="gr2" draw:text-style-name="P2" xml:id="id6" draw:id="id6" draw:layer="layout" svg:width="3.81cm" svg:height="2.159cm" svg:x="2.594cm" svg:y="7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.475cm" svg:height="0.962cm" svg:x="3.209cm" svg:y="7.75cm">
          <draw:text-box>
            <text:p>Strings</text:p>
          </draw:text-box>
        </draw:frame>
        <draw:connector draw:style-name="gr11" draw:text-style-name="P7" draw:layer="layout" draw:type="line" svg:x1="9.821cm" svg:y1="4.61cm" svg:x2="11.299cm" svg:y2="3.932cm" draw:start-shape="id1" draw:start-glue-point="11" draw:end-shape="id2" draw:end-glue-point="7" svg:d="M9821 4610l1478-678" svg:viewBox="0 0 1479 679">
          <text:p/>
        </draw:connector>
        <draw:connector draw:style-name="gr11" draw:text-style-name="P7" draw:layer="layout" draw:type="line" svg:x1="7.127cm" svg:y1="4.61cm" svg:x2="5.206cm" svg:y2="3.926cm" draw:start-shape="id1" draw:start-glue-point="5" draw:end-shape="id3" draw:end-glue-point="9" svg:d="M7127 4610l-1921-684" svg:viewBox="0 0 1922 685">
          <text:p/>
        </draw:connector>
        <draw:connector draw:style-name="gr11" draw:text-style-name="P7" draw:layer="layout" draw:type="line" svg:x1="8.174cm" svg:y1="4.294cm" svg:x2="8.159cm" svg:y2="3.442cm" draw:end-shape="id4" draw:end-glue-point="8" svg:d="M8174 4294l-15-852" svg:viewBox="0 0 16 853">
          <text:p/>
        </draw:connector>
        <draw:connector draw:style-name="gr11" draw:text-style-name="P7" draw:layer="layout" draw:type="line" svg:x1="6.569cm" svg:y1="5.374cm" svg:x2="4.964cm" svg:y2="5.763cm" draw:start-shape="id1" draw:start-glue-point="6" draw:end-shape="id5" draw:end-glue-point="10" svg:d="M6569 5374l-1605 389" svg:viewBox="0 0 1606 390">
          <text:p/>
        </draw:connector>
        <draw:connector draw:style-name="gr11" draw:text-style-name="P7" draw:layer="layout" draw:type="line" svg:x1="7.127cm" svg:y1="6.137cm" svg:x2="5.846cm" svg:y2="7.558cm" draw:start-shape="id1" draw:start-glue-point="7" draw:end-shape="id6" draw:end-glue-point="11" svg:d="M7127 6137l-1281 1421" svg:viewBox="0 0 1282 1422">
          <text:p/>
        </draw:connector>
        <draw:custom-shape draw:style-name="gr1" draw:text-style-name="P1" xml:id="id19" draw:id="id19" draw:layer="layout" svg:width="3.81cm" svg:height="2.159cm" svg:x="21.971cm" svg:y="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.619cm" svg:height="1.673cm" svg:x="22.586cm" svg:y="2.637cm">
          <draw:text-box>
            <text:p text:style-name="P4">Build</text:p>
            <text:p text:style-name="P4">System</text:p>
          </draw:text-box>
        </draw:frame>
        <draw:frame draw:style-name="gr13" draw:text-style-name="P6" draw:layer="layout" svg:width="3.605cm" svg:height="0.962cm" svg:x="22.476cm" svg:y="7.266cm">
          <draw:text-box>
            <text:p>Ecosystem</text:p>
          </draw:text-box>
        </draw:frame>
        <draw:custom-shape draw:style-name="gr14" draw:text-style-name="P8" xml:id="id9" draw:id="id9" draw:layer="layout" svg:width="3.81cm" svg:height="2.159cm" svg:x="6.18cm" svg:y="15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3.283cm" svg:height="1.673cm" svg:x="6.495cm" svg:y="15.224cm">
          <draw:text-box>
            <text:p text:style-name="P4"><text:span text:style-name="T1">Online</text:span></text:p>
            <text:p text:style-name="P4"><text:span text:style-name="T1">presence</text:span></text:p>
          </draw:text-box>
        </draw:frame>
        <draw:custom-shape draw:style-name="gr2" draw:text-style-name="P2" xml:id="id21" draw:id="id21" draw:layer="layout" svg:width="3.81cm" svg:height="2.159cm" svg:x="11.441cm" svg:y="4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3.495cm" svg:height="0.962cm" svg:x="11.656cm" svg:y="5.296cm">
          <draw:text-box>
            <text:p>Algorithms</text:p>
          </draw:text-box>
        </draw:frame>
        <draw:custom-shape draw:style-name="gr14" draw:text-style-name="P8" xml:id="id15" draw:id="id15" draw:layer="layout" svg:width="3.81cm" svg:height="2.159cm" svg:x="1.805cm" svg:y="1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3.317cm" svg:height="0.962cm" svg:x="2.02cm" svg:y="18.372cm">
          <draw:text-box>
            <text:p>Discourse</text:p>
          </draw:text-box>
        </draw:frame>
        <draw:custom-shape draw:style-name="gr14" draw:text-style-name="P8" xml:id="id12" draw:id="id12" draw:layer="layout" svg:width="3.81cm" svg:height="2.159cm" svg:x="1.354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3.495cm" svg:height="0.962cm" svg:x="1.469cm" svg:y="15.678cm">
          <draw:text-box>
            <text:p>Newsletter</text:p>
          </draw:text-box>
        </draw:frame>
        <draw:custom-shape draw:style-name="gr14" draw:text-style-name="P8" xml:id="id14" draw:id="id14" draw:layer="layout" svg:width="3.81cm" svg:height="2.159cm" svg:x="6.331cm" svg:y="18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3.457cm" svg:height="0.962cm" svg:x="6.546cm" svg:y="18.826cm">
          <draw:text-box>
            <text:p>Mailing list</text:p>
          </draw:text-box>
        </draw:frame>
        <draw:custom-shape draw:style-name="gr14" draw:text-style-name="P8" xml:id="id11" draw:id="id11" draw:layer="layout" svg:width="3.81cm" svg:height="2.159cm" svg:x="2.413cm" svg:y="12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2.907cm" svg:height="0.962cm" svg:x="2.828cm" svg:y="12.957cm">
          <draw:text-box>
            <text:p>Tutorials</text:p>
          </draw:text-box>
        </draw:frame>
        <draw:custom-shape draw:style-name="gr20" draw:text-style-name="P10" xml:id="id10" draw:id="id10" draw:layer="layout" svg:width="3.81cm" svg:height="2.159cm" svg:x="19.261cm" svg:y="15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3.605cm" svg:height="0.962cm" svg:x="19.476cm" svg:y="15.878cm">
          <draw:text-box>
            <text:p><text:span text:style-name="T1">Compilers</text:span></text:p>
          </draw:text-box>
        </draw:frame>
        <draw:custom-shape draw:style-name="gr20" draw:text-style-name="P10" xml:id="id17" draw:id="id17" draw:layer="layout" svg:width="3.81cm" svg:height="2.159cm" svg:x="22.79cm" svg:y="17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2.686cm" svg:height="0.962cm" svg:x="23.305cm" svg:y="17.965cm">
          <draw:text-box>
            <text:p>gfortran</text:p>
          </draw:text-box>
        </draw:frame>
        <draw:custom-shape draw:style-name="gr20" draw:text-style-name="P10" xml:id="id16" draw:id="id16" draw:layer="layout" svg:width="3.81cm" svg:height="2.159cm" svg:x="16.875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2.898cm" svg:height="0.962cm" svg:x="17.29cm" svg:y="18.526cm">
          <draw:text-box>
            <text:p>LFortran</text:p>
          </draw:text-box>
        </draw:frame>
        <draw:custom-shape draw:style-name="gr20" draw:text-style-name="P10" xml:id="id18" draw:id="id18" draw:layer="layout" svg:width="3.81cm" svg:height="2.159cm" svg:x="14.667cm" svg:y="15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2.085cm" svg:height="0.962cm" svg:x="15.482cm" svg:y="15.818cm">
          <draw:text-box>
            <text:p>Flang</text:p>
          </draw:text-box>
        </draw:frame>
        <draw:custom-shape draw:style-name="gr14" draw:text-style-name="P8" xml:id="id13" draw:id="id13" draw:layer="layout" svg:width="3.81cm" svg:height="2.159cm" svg:x="10.525cm" svg:y="1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6" draw:layer="layout" svg:width="3.144cm" svg:height="1.673cm" svg:x="11.064cm" svg:y="17.464cm">
          <draw:text-box>
            <text:p>Package </text:p>
            <text:p>index</text:p>
          </draw:text-box>
        </draw:frame>
        <draw:custom-shape draw:style-name="gr26" draw:text-style-name="P14" xml:id="id7" draw:id="id7" draw:layer="layout" svg:width="9.271cm" svg:height="5.588cm" svg:x="9.435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6" draw:layer="layout" svg:width="5.159cm" svg:height="1.195cm" svg:x="11.579cm" svg:y="10.398cm">
          <draw:text-box>
            <text:p text:style-name="P15"><text:span text:style-name="T2">Community</text:span></text:p>
          </draw:text-box>
        </draw:frame>
        <draw:connector draw:style-name="gr28" draw:text-style-name="P7" draw:layer="layout" draw:type="line" svg:x1="17.349cm" svg:y1="9.019cm" svg:x2="18.941cm" svg:y2="6.453cm" draw:start-shape="id7" draw:start-glue-point="11" draw:end-shape="id8" draw:end-glue-point="7" svg:d="M17349 9019l1592-2566" svg:viewBox="0 0 1593 2567">
          <text:p/>
        </draw:connector>
        <draw:connector draw:style-name="gr28" draw:text-style-name="P7" draw:layer="layout" draw:type="line" svg:x1="10.792cm" svg:y1="9.019cm" svg:x2="8.474cm" svg:y2="6.453cm" draw:start-shape="id7" draw:start-glue-point="5" draw:end-shape="id1" draw:end-glue-point="8" svg:d="M10792 9019l-2318-2566" svg:viewBox="0 0 2319 2567">
          <text:p/>
        </draw:connector>
        <draw:connector draw:style-name="gr28" draw:text-style-name="P7" draw:layer="layout" draw:type="line" svg:x1="10.792cm" svg:y1="12.971cm" svg:x2="9.432cm" svg:y2="15.332cm" draw:start-shape="id7" draw:start-glue-point="7" draw:end-shape="id9" draw:end-glue-point="11" svg:d="M10792 12971l-1360 2361" svg:viewBox="0 0 1361 2362">
          <text:p/>
        </draw:connector>
        <draw:connector draw:style-name="gr28" draw:text-style-name="P7" draw:layer="layout" draw:type="line" svg:x1="17.349cm" svg:y1="12.971cm" svg:x2="19.819cm" svg:y2="15.686cm" draw:start-shape="id7" draw:start-glue-point="9" draw:end-shape="id10" draw:end-glue-point="5" svg:d="M17349 12971l2470 2715" svg:viewBox="0 0 2471 2716">
          <text:p/>
        </draw:connector>
        <draw:connector draw:style-name="gr11" draw:text-style-name="P7" draw:layer="layout" draw:type="line" svg:x1="6.738cm" svg:y1="15.332cm" svg:x2="5.665cm" svg:y2="14.192cm" draw:start-shape="id9" draw:start-glue-point="5" draw:end-shape="id11" draw:end-glue-point="9" svg:d="M6738 15332l-1073-1140" svg:viewBox="0 0 1074 1141">
          <text:p/>
        </draw:connector>
        <draw:connector draw:style-name="gr11" draw:text-style-name="P7" draw:layer="layout" draw:type="line" svg:x1="6.18cm" svg:y1="16.096cm" svg:x2="5.164cm" svg:y2="16.25cm" draw:start-shape="id9" draw:start-glue-point="6" draw:end-shape="id12" draw:end-glue-point="10" svg:d="M6180 16096l-1016 154" svg:viewBox="0 0 1017 155">
          <text:p/>
        </draw:connector>
        <draw:connector draw:style-name="gr11" draw:text-style-name="P7" draw:layer="layout" draw:type="line" svg:x1="9.432cm" svg:y1="16.859cm" svg:x2="11.083cm" svg:y2="17.548cm" draw:start-shape="id9" draw:start-glue-point="9" draw:end-shape="id13" draw:end-glue-point="5" svg:d="M9432 16859l1651 689" svg:viewBox="0 0 1652 690">
          <text:p/>
        </draw:connector>
        <draw:connector draw:style-name="gr11" draw:text-style-name="P7" draw:layer="layout" draw:type="line" svg:x1="8.085cm" svg:y1="17.175cm" svg:x2="8.236cm" svg:y2="18.218cm" draw:start-shape="id9" draw:start-glue-point="8" draw:end-shape="id14" draw:end-glue-point="4" svg:d="M8085 17175l151 1043" svg:viewBox="0 0 152 1044">
          <text:p/>
        </draw:connector>
        <draw:connector draw:style-name="gr11" draw:text-style-name="P7" draw:layer="layout" draw:type="line" svg:x1="6.738cm" svg:y1="16.859cm" svg:x2="5.057cm" svg:y2="18.18cm" draw:start-shape="id9" draw:start-glue-point="7" draw:end-shape="id15" draw:end-glue-point="11" svg:d="M6738 16859l-1681 1321" svg:viewBox="0 0 1682 1322">
          <text:p/>
        </draw:connector>
        <draw:connector draw:style-name="gr11" draw:text-style-name="P7" draw:layer="layout" draw:type="line" svg:x1="19.819cm" svg:y1="17.213cm" svg:x2="18.78cm" svg:y2="18.018cm" draw:start-shape="id10" draw:start-glue-point="7" draw:end-shape="id16" draw:end-glue-point="4" svg:d="M19819 17213l-1039 805" svg:viewBox="0 0 1040 806">
          <text:p/>
        </draw:connector>
        <draw:connector draw:style-name="gr11" draw:text-style-name="P7" draw:layer="layout" draw:type="line" svg:x1="22.513cm" svg:y1="17.213cm" svg:x2="23.348cm" svg:y2="17.773cm" draw:start-shape="id10" draw:start-glue-point="9" draw:end-shape="id17" draw:end-glue-point="5" svg:d="M22513 17213l835 560" svg:viewBox="0 0 836 561">
          <text:p/>
        </draw:connector>
        <draw:connector draw:style-name="gr11" draw:text-style-name="P7" draw:layer="layout" draw:type="line" svg:x1="19.261cm" svg:y1="16.45cm" svg:x2="18.477cm" svg:y2="16.389cm" draw:start-shape="id10" draw:start-glue-point="6" draw:end-shape="id18" svg:d="M19261 16450l-784-61" svg:viewBox="0 0 785 62">
          <text:p/>
        </draw:connector>
        <draw:connector draw:style-name="gr11" draw:text-style-name="P7" draw:layer="layout" draw:type="line" svg:x1="21.635cm" svg:y1="4.926cm" svg:x2="22.529cm" svg:y2="4.272cm" draw:start-shape="id8" draw:start-glue-point="11" draw:end-shape="id19" draw:end-glue-point="7" svg:d="M21635 4926l894-654" svg:viewBox="0 0 895 655">
          <text:p/>
        </draw:connector>
        <draw:connector draw:style-name="gr11" draw:text-style-name="P7" draw:layer="layout" draw:type="line" svg:x1="18.941cm" svg:y1="4.926cm" svg:x2="18.012cm" svg:y2="4.14cm" draw:start-shape="id8" draw:start-glue-point="5" draw:end-shape="id20" draw:end-glue-point="8" svg:d="M18941 4926l-929-786" svg:viewBox="0 0 930 787">
          <text:p/>
        </draw:connector>
        <draw:connector draw:style-name="gr11" draw:text-style-name="P7" draw:layer="layout" draw:type="line" svg:x1="10.379cm" svg:y1="5.374cm" svg:x2="11.441cm" svg:y2="5.868cm" draw:start-shape="id1" draw:start-glue-point="10" draw:end-shape="id21" draw:end-glue-point="6" svg:d="M10379 5374l1062 494" svg:viewBox="0 0 1063 495">
          <text:p/>
        </draw:connector>
        <draw:connector draw:style-name="gr11" draw:text-style-name="P7" draw:layer="layout" draw:type="line" svg:x1="21.635cm" svg:y1="6.453cm" svg:x2="22.929cm" svg:y2="7.045cm" draw:start-shape="id8" draw:start-glue-point="9" draw:end-shape="id22" draw:end-glue-point="5" svg:d="M21635 6453l1294 592" svg:viewBox="0 0 1295 593">
          <text:p/>
        </draw:connector>
        <draw:custom-shape draw:style-name="gr20" draw:text-style-name="P10" xml:id="id23" draw:id="id23" draw:layer="layout" svg:width="3.81cm" svg:height="2.159cm" svg:x="23.025cm" svg:y="13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7" draw:layer="layout" svg:width="3.88cm" svg:height="1.673cm" svg:x="22.94cm" svg:y="13.524cm">
          <draw:text-box>
            <text:p text:style-name="P4">Commercial</text:p>
            <text:p text:style-name="P4">vendors</text:p>
          </draw:text-box>
        </draw:frame>
        <draw:connector draw:style-name="gr29" draw:text-style-name="P7" draw:layer="layout" draw:type="line" svg:x1="22.513cm" svg:y1="15.686cm" svg:x2="23.583cm" svg:y2="15.159cm" draw:start-shape="id10" draw:start-glue-point="11" draw:end-shape="id23" draw:end-glue-point="7" svg:d="M22513 15686l1070-527" svg:viewBox="0 0 1071 5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4T13:03:53.556616553</meta:creation-date>
    <dc:date>2020-06-28T15:09:56.577265947</dc:date>
    <meta:editing-duration>PT10M4S</meta:editing-duration>
    <meta:editing-cycles>2</meta:editing-cycles>
    <meta:generator>LibreOffice/6.0.7.3.0$Linux_X86_64 LibreOffice_project/00$Build-3</meta:generator>
    <meta:document-statistic meta:object-count="68"/>
  </office:meta>
</office:document-meta>
</file>